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1507in" fo:margin-left="-0.075in" style:page-number="auto" table:align="left" style:writing-mode="lr-tb"/>
    </style:style>
    <style:style style:name="Table1.A" style:family="table-column">
      <style:table-column-properties style:column-width="1.1993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0.1264in"/>
    </style:style>
    <style:style style:name="Table1.D" style:family="table-column">
      <style:table-column-properties style:column-width="1.248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208in solid #00000a" fo:border-right="0.0104in solid #00000a" fo:border-top="0.0208in solid #00000a" fo:border-bottom="0.0104in solid #00000a"/>
    </style:style>
    <style:style style:name="Table1.B1" style:family="table-cell">
      <style:table-cell-properties fo:padding-left="0.075in" fo:padding-right="0.075in" fo:padding-top="0in" fo:padding-bottom="0in" fo:border-left="0.0104in solid #00000a" fo:border-right="0.0208in solid #00000a" fo:border-top="0.0208in solid #00000a" fo:border-bottom="0.0104in solid #00000a"/>
    </style:style>
    <style:style style:name="Table1.A2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104in solid #00000a"/>
    </style:style>
    <style:style style:name="Table1.B2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104in solid #00000a"/>
    </style:style>
    <style:style style:name="Table1.B3" style:family="table-cell">
      <style:table-cell-properties fo:padding-left="0.075in" fo:padding-right="0.075in" fo:padding-top="0in" fo:padding-bottom="0in" fo:border="0.0104in solid #00000a"/>
    </style:style>
    <style:style style:name="Table1.A4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208in solid #00000a"/>
    </style:style>
    <style:style style:name="Table1.B4" style:family="table-cell">
      <style:table-cell-properties fo:padding-left="0.075in" fo:padding-right="0.075in" fo:padding-top="0in" fo:padding-bottom="0in" fo:border-left="0.0104in solid #00000a" fo:border-right="0.0104in solid #00000a" fo:border-top="0.0104in solid #00000a" fo:border-bottom="0.0208in solid #00000a"/>
    </style:style>
    <style:style style:name="Table1.E4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208in solid #00000a"/>
    </style:style>
    <style:style style:name="Table2" style:family="table">
      <style:table-properties style:width="6.1507in" fo:margin-left="-0.075in" table:align="left" style:writing-mode="lr-tb"/>
    </style:style>
    <style:style style:name="Table2.A" style:family="table-column">
      <style:table-column-properties style:column-width="1.8243in"/>
    </style:style>
    <style:style style:name="Table2.B" style:family="table-column">
      <style:table-column-properties style:column-width="4.3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208in solid #00000a" fo:border-right="0.0104in solid #00000a" fo:border-top="0.0208in solid #00000a" fo:border-bottom="0.0104in solid #00000a"/>
    </style:style>
    <style:style style:name="Table2.B1" style:family="table-cell">
      <style:table-cell-properties fo:padding-left="0.075in" fo:padding-right="0.075in" fo:padding-top="0in" fo:padding-bottom="0in" fo:border-left="0.0104in solid #00000a" fo:border-right="0.0208in solid #00000a" fo:border-top="0.0208in solid #00000a" fo:border-bottom="0.0104in solid #00000a"/>
    </style:style>
    <style:style style:name="Table2.A2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104in solid #00000a"/>
    </style:style>
    <style:style style:name="Table2.B2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104in solid #00000a"/>
    </style:style>
    <style:style style:name="Table2.A13" style:family="table-cell">
      <style:table-cell-properties fo:padding-left="0.075in" fo:padding-right="0.075in" fo:padding-top="0in" fo:padding-bottom="0in" fo:border-left="0.0208in solid #00000a" fo:border-right="0.0104in solid #00000a" fo:border-top="0.0104in solid #00000a" fo:border-bottom="0.0208in solid #00000a"/>
    </style:style>
    <style:style style:name="Table2.B13" style:family="table-cell">
      <style:table-cell-properties fo:padding-left="0.075in" fo:padding-right="0.075in" fo:padding-top="0in" fo:padding-bottom="0in" fo:border-left="0.0104in solid #00000a" fo:border-right="0.0208in solid #00000a" fo:border-top="0.0104in solid #00000a" fo:border-bottom="0.0208in solid #00000a"/>
    </style:style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Use Case ID:</text:p>
          </table:table-cell>
          <table:table-cell table:style-name="Table1.B1" table:number-columns-spanned="2" office:value-type="string">
            <text:p text:style-name="Standard">00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Use Case Name:</text:p>
          </table:table-cell>
          <table:table-cell table:style-name="Table1.B2" table:number-columns-spanned="2" office:value-type="string">
            <text:p text:style-name="Standard">Saving a Fil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Created By:</text:p>
          </table:table-cell>
          <table:table-cell table:style-name="Table1.B3" office:value-type="string">
            <text:p text:style-name="Standard">Nathan Green</text:p>
          </table:table-cell>
          <table:table-cell table:style-name="Table1.B3" table:number-columns-spanned="2" office:value-type="string">
            <text:p text:style-name="P1">Last Updated By:</text:p>
          </table:table-cell>
          <table:covered-table-cell/>
          <table:table-cell table:style-name="Table1.B2" table:number-columns-spanned="0" office:value-type="string">
            <text:p text:style-name="Standard">Nathan Green</text:p>
          </table:table-cell>
        </table:table-row>
        <table:table-row table:style-name="Table1.1">
          <table:table-cell table:style-name="Table1.A4" office:value-type="string">
            <text:p text:style-name="P1">Date Created:</text:p>
          </table:table-cell>
          <table:table-cell table:style-name="Table1.B4" office:value-type="string">
            <text:p text:style-name="Standard">1/1/14</text:p>
          </table:table-cell>
          <table:table-cell table:style-name="Table1.B4" table:number-columns-spanned="2" office:value-type="string">
            <text:p text:style-name="P1">Date Last Updated:</text:p>
          </table:table-cell>
          <table:covered-table-cell/>
          <table:table-cell table:style-name="Table1.E4" table:number-columns-spanned="0" office:value-type="string">
            <text:p text:style-name="Standard">1/28/14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ctor:</text:p>
          </table:table-cell>
          <table:table-cell table:style-name="Table2.B1" office:value-type="string">
            <text:p text:style-name="Standard">User</text:p>
          </table:table-cell>
        </table:table-row>
        <table:table-row table:style-name="Table2.1">
          <table:table-cell table:style-name="Table2.A2" office:value-type="string">
            <text:p text:style-name="P1">Description:</text:p>
          </table:table-cell>
          <table:table-cell table:style-name="Table2.B2" office:value-type="string">
            <text:p text:style-name="Standard">The user will select to save their current work</text:p>
          </table:table-cell>
        </table:table-row>
        <table:table-row table:style-name="Table2.1">
          <table:table-cell table:style-name="Table2.A2" office:value-type="string">
            <text:p text:style-name="P1">Preconditions:</text:p>
          </table:table-cell>
          <table:table-cell table:style-name="Table2.B2" office:value-type="string">
            <text:p text:style-name="Standard">The editor is loaded with a document</text:p>
          </table:table-cell>
        </table:table-row>
        <table:table-row table:style-name="Table2.1">
          <table:table-cell table:style-name="Table2.A2" office:value-type="string">
            <text:p text:style-name="P1">Postconditions:</text:p>
          </table:table-cell>
          <table:table-cell table:style-name="Table2.B2" office:value-type="string">
            <text:p text:style-name="Standard">File is saved</text:p>
          </table:table-cell>
        </table:table-row>
        <table:table-row table:style-name="Table2.1">
          <table:table-cell table:style-name="Table2.A2" office:value-type="string">
            <text:p text:style-name="P1">Priority:</text:p>
          </table:table-cell>
          <table:table-cell table:style-name="Table2.B2" office:value-type="string">
            <text:p text:style-name="Standard">1</text:p>
          </table:table-cell>
        </table:table-row>
        <table:table-row table:style-name="Table2.1">
          <table:table-cell table:style-name="Table2.A2" office:value-type="string">
            <text:p text:style-name="P1">Frequency of Use:</text:p>
          </table:table-cell>
          <table:table-cell table:style-name="Table2.B2" office:value-type="string">
            <text:p text:style-name="Standard">About once per session</text:p>
          </table:table-cell>
        </table:table-row>
        <table:table-row table:style-name="Table2.1">
          <table:table-cell table:style-name="Table2.A2" office:value-type="string">
            <text:p text:style-name="P1">Main Flow:</text:p>
          </table:table-cell>
          <table:table-cell table:style-name="Table2.B2" office:value-type="string">
            <text:p text:style-name="Standard">1) User will select File from the Menu Bar</text:p>
            <text:p text:style-name="Standard">2) User will select Save from the File Menu</text:p>
            <text:p text:style-name="Standard">3) The system will prompt the user to overwrite the current file</text:p>
            <text:p text:style-name="Standard">4) The User selects yes</text:p>
            <text:p text:style-name="Standard">5) The system overwrites the current file with the contents of the editor</text:p>
          </table:table-cell>
        </table:table-row>
        <table:table-row table:style-name="Table2.1">
          <table:table-cell table:style-name="Table2.A2" office:value-type="string">
            <text:p text:style-name="P1">Alternative Flow:</text:p>
          </table:table-cell>
          <table:table-cell table:style-name="Table2.B2" office:value-type="string">
            <text:p text:style-name="Standard">AF #1</text:p>
            <text:p text:style-name="Standard">4) The user Selects no</text:p>
            <text:p text:style-name="Standard">5) Go to AF#2 Step 3</text:p>
            <text:p text:style-name="Standard">AF #2</text:p>
            <text:p text:style-name="Standard">2) The user selects Save As from the File Menu</text:p>
            <text:p text:style-name="Standard">3) The system will prompt the user for a file name and directory</text:p>
            <text:p text:style-name="Standard">4) The system will write the file to disk with the contents of the editor</text:p>
            <text:p text:style-name="Standard">AF #3</text:p>
            <text:p text:style-name="Standard">1) The <text:s/>User hits Ctrl + s </text:p>
            <text:p text:style-name="Standard">2) Go to MF Step 3</text:p>
          </table:table-cell>
        </table:table-row>
        <table:table-row table:style-name="Table2.1">
          <table:table-cell table:style-name="Table2.A2" office:value-type="string">
            <text:p text:style-name="P1">Exceptions:</text:p>
          </table:table-cell>
          <table:table-cell table:style-name="Table2.B2" office:value-type="string">
            <text:p text:style-name="Standard">1) User does not have write permissions: Display error message</text:p>
            <text:p text:style-name="Standard">2) Saving was unsuccessful: display Error Message</text:p>
          </table:table-cell>
        </table:table-row>
        <table:table-row table:style-name="Table2.1">
          <table:table-cell table:style-name="Table2.A2" office:value-type="string">
            <text:p text:style-name="P1">Includes:</text:p>
          </table:table-cell>
          <table:table-cell table:style-name="Table2.B2" office:value-type="string">
            <text:p text:style-name="Standard">None</text:p>
          </table:table-cell>
        </table:table-row>
        <table:table-row table:style-name="Table2.1">
          <table:table-cell table:style-name="Table2.A2" office:value-type="string">
            <text:p text:style-name="P1">Non Functional Requirements:</text:p>
          </table:table-cell>
          <table:table-cell table:style-name="Table2.B2" office:value-type="string">
            <text:p text:style-name="Standard">1) Saving must be done in less than 5 seconds. If longer display an progress bar</text:p>
            <text:p text:style-name="Standard">2) Directory structure should default appropriately for linux, mac, and windows.</text:p>
          </table:table-cell>
        </table:table-row>
        <table:table-row table:style-name="Table2.1">
          <table:table-cell table:style-name="Table2.A2" office:value-type="string">
            <text:p text:style-name="P1">Assumptions:</text:p>
          </table:table-cell>
          <table:table-cell table:style-name="Table2.B2" office:value-type="string">
            <text:p text:style-name="Standard">None</text:p>
          </table:table-cell>
        </table:table-row>
        <table:table-row table:style-name="Table2.1">
          <table:table-cell table:style-name="Table2.A13" office:value-type="string">
            <text:p text:style-name="P1">Notes and Issues:</text:p>
          </table:table-cell>
          <table:table-cell table:style-name="Table2.B13" office:value-type="string">
            <text:p text:style-name="Standard">Encoding will be handled by another UC in the future<text:bookmark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Times New Roman" style:font-name-asian="Times New Roman1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su</meta:initial-creator>
    <dc:creator>wsu</dc:creator>
    <meta:editing-cycles>3</meta:editing-cycles>
    <meta:creation-date>2014-01-27T20:43:00</meta:creation-date>
    <dc:date>2014-01-27T21:01:00</dc:date>
    <meta:editing-duration>PT16S</meta:editing-duration>
    <meta:generator>OpenOffice/4.0.1$Win32 OpenOffice.org_project/401m5$Build-9714</meta:generator>
    <meta:document-statistic meta:table-count="2" meta:image-count="0" meta:object-count="0" meta:page-count="1" meta:paragraph-count="53" meta:word-count="244" meta:character-count="12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